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-color="#eeeeee" draw:textarea-horizontal-align="justify" draw:textarea-vertical-align="middle" draw:auto-grow-height="false" fo:min-height="1.478cm" fo:min-width="2.955cm" draw:shadow="visible"/>
    </style:style>
    <style:style style:name="gr2" style:family="graphic" style:parent-style-name="standard">
      <style:graphic-properties draw:stroke="solid" svg:stroke-color="#333333" draw:fill-color="#eeeeee" draw:textarea-horizontal-align="justify" draw:textarea-vertical-align="middle" draw:auto-grow-height="false" fo:min-height="1.479cm" fo:min-width="2.955cm" draw:shadow="visible"/>
    </style:style>
    <style:style style:name="gr3" style:family="graphic" style:parent-style-name="standard">
      <style:graphic-properties draw:stroke="solid" svg:stroke-color="#333333" draw:fill-color="#eeeeee" draw:textarea-horizontal-align="justify" draw:textarea-vertical-align="middle" draw:auto-grow-height="false" fo:min-height="1.477cm" fo:min-width="2.955cm" draw:shadow="visib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554cm" fo:min-width="0.617cm" draw:shadow="visible"/>
    </style:style>
    <style:style style:name="gr5" style:family="graphic" style:parent-style-name="standard">
      <style:graphic-properties draw:textarea-vertical-align="middle" draw:shadow="visible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555cm" fo:min-width="0.617cm" draw:shadow="visible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554cm" fo:min-width="0.616cm" draw:shadow="visib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765cm" draw:shadow="visible"/>
    </style:style>
    <style:style style:name="gr9" style:family="graphic" style:parent-style-name="objectwithoutfill">
      <style:graphic-properties draw:fill="none" draw:textarea-vertical-align="middle" draw:shadow="visib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587cm" draw:shadow="visib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83cm" fo:min-width="0.765cm" draw:shadow="visib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59cm" fo:min-width="1.34cm" draw:shadow="visib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765cm" draw:shadow="visib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82cm" fo:min-width="0.764cm" draw:shadow="visib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83cm" fo:min-width="0.764cm" draw:shadow="visib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6cm" fo:min-width="0.511cm" draw:shadow="visib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08cm" fo:min-width="1.017cm" draw:shadow="visib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71cm" fo:min-width="1.142cm" draw:shadow="visib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35cm" fo:min-width="1.269cm" draw:shadow="visib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71cm" fo:min-width="1.143cm" draw:shadow="visib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6cm" fo:min-width="0.891cm" draw:shadow="visible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555cm" fo:min-width="0.616cm" draw:shadow="visib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1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1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1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632cm" draw:shadow="visible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632cm" draw:shadow="visib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774cm" draw:shadow="visible"/>
    </style:style>
    <style:style style:name="gr30" style:family="graphic" style:parent-style-name="standard">
      <style:graphic-properties draw:stroke="solid" svg:stroke-color="#333333" draw:fill-color="#eeeeee" draw:textarea-horizontal-align="justify" draw:textarea-vertical-align="middle" draw:auto-grow-height="false" fo:min-height="1.478cm" fo:min-width="2.954cm" draw:shadow="visibl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508cm" fo:min-width="1.016cm" draw:shadow="visible"/>
    </style:style>
    <style:style style:name="gr32" style:family="graphic" style:parent-style-name="standard">
      <style:graphic-properties draw:stroke="solid" svg:stroke-color="#333333" draw:fill-color="#eeeeee" draw:textarea-horizontal-align="justify" draw:textarea-vertical-align="middle" draw:auto-grow-height="false" fo:min-height="1.12cm" fo:min-width="2.241cm" draw:shadow="visible"/>
    </style:style>
    <style:style style:name="gr33" style:family="graphic" style:parent-style-name="standard">
      <style:graphic-properties draw:stroke="solid" svg:stroke-color="#333333" draw:fill-color="#eeeeee" draw:textarea-horizontal-align="justify" draw:textarea-vertical-align="middle" draw:auto-grow-height="false" fo:min-height="1.478cm" fo:min-width="2.956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eeeeee"/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eeeeee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0.5pt" style:text-underline-style="none" style:font-size-asian="10.5pt" style:font-size-complex="10.5p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-color="#ffffff"/>
      <style:paragraph-properties fo:text-align="center"/>
      <style:text-properties fo:font-size="13pt" style:text-underline-style="none" style:font-size-asian="13pt" style:font-size-complex="13pt"/>
    </style:style>
    <style:style style:name="P13" style:family="paragraph">
      <style:paragraph-properties fo:text-align="center"/>
      <style:text-properties style:text-underline-style="none"/>
    </style:style>
    <style:style style:name="P14" style:family="paragraph">
      <loext:graphic-properties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.5pt" style:text-underline-style="solid" style:text-underline-width="auto" style:text-underline-color="font-color" style:font-size-asian="10.5pt" style:font-size-complex="10.5pt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font-size="10.5pt" style:text-underline-style="none" style:font-size-asian="10.5pt" style:font-size-complex="10.5pt"/>
    </style:style>
    <style:style style:name="T8" style:family="text">
      <style:text-properties fo:font-size="13pt" style:text-underline-style="none" style:font-size-asian="13pt" style:font-size-complex="13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455cm" svg:height="1.728cm" svg:x="22.184cm" svg:y="8.025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55cm" svg:height="1.728cm" svg:x="14.146cm" svg:y="8.084cm">
          <text:p text:style-name="P1"><text:span text:style-name="T2">Weekly sche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3.455cm" svg:height="1.729cm" svg:x="5.99cm" svg:y="9.512cm">
          <text:p text:style-name="P1"><text:span text:style-name="T3">Boo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455cm" svg:height="1.727cm" svg:x="5.99cm" svg:y="13.92cm">
          <text:p text:style-name="P1"><text:span text:style-name="T3">Passeng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2" draw:id="id12" draw:layer="layout" svg:width="3.455cm" svg:height="1.728cm" svg:x="13.699cm" svg:y="11.151cm">
          <text:p text:style-name="P1"><text:span text:style-name="T3">Credit C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233cm" svg:height="1.608cm" svg:x="10.634cm" svg:y="6.596cm">
          <text:p text:style-name="P1"><text:span text:style-name="T4">Flies 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9.473cm" svg:y1="5.732cm" svg:x2="10.634cm" svg:y2="7.4cm" draw:start-shape="id1" draw:start-glue-point="1" draw:end-shape="id2" draw:end-glue-point="5" svg:d="M9473 5732h580v1668h581" svg:viewBox="0 0 1162 1669">
          <text:p text:style-name="P1"><text:span text:style-name="T1"/></text:p>
        </draw:connector>
        <draw:connector draw:style-name="gr5" draw:text-style-name="P6" draw:layer="layout" svg:x1="12.867cm" svg:y1="7.4cm" svg:x2="14.146cm" svg:y2="8.948cm" draw:start-shape="id2" draw:start-glue-point="7" draw:end-shape="id3" draw:end-glue-point="3" svg:d="M12867 7400h639v1548h640" svg:viewBox="0 0 1280 1549">
          <text:p text:style-name="P1"><text:span text:style-name="T1"/></text:p>
        </draw:connector>
        <draw:custom-shape draw:style-name="gr6" draw:text-style-name="P5" xml:id="id4" draw:id="id4" draw:layer="layout" svg:width="2.233cm" svg:height="1.607cm" svg:x="18.583cm" svg:y="8.115cm">
          <text:p text:style-name="P1"><text:span text:style-name="T4">Fli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7.601cm" svg:y1="8.948cm" svg:x2="18.583cm" svg:y2="8.918cm" draw:start-shape="id3" draw:start-glue-point="1" draw:end-shape="id4" draw:end-glue-point="5" svg:d="M17601 8948h490v-30h492" svg:viewBox="0 0 983 31">
          <text:p text:style-name="P1"><text:span text:style-name="T1"/></text:p>
        </draw:connector>
        <draw:connector draw:style-name="gr5" draw:text-style-name="P6" draw:layer="layout" svg:x1="20.816cm" svg:y1="8.918cm" svg:x2="22.184cm" svg:y2="8.889cm" draw:start-shape="id4" draw:start-glue-point="7" draw:end-shape="id5" draw:end-glue-point="3" svg:d="M20816 8918h684v-29h684" svg:viewBox="0 0 1369 30">
          <text:p text:style-name="P1"><text:span text:style-name="T1"/></text:p>
        </draw:connector>
        <draw:custom-shape draw:style-name="gr4" draw:text-style-name="P5" xml:id="id6" draw:id="id6" draw:layer="layout" svg:width="2.233cm" svg:height="1.608cm" svg:x="21.441cm" svg:y="10.526cm">
          <text:p text:style-name="P1"><text:span text:style-name="T4">Flies fro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23.911cm" svg:y1="9.753cm" svg:x2="22.558cm" svg:y2="10.526cm" draw:start-shape="id5" draw:start-glue-point="2" draw:end-shape="id6" draw:end-glue-point="4" svg:d="M23911 9753v387h-1353v386" svg:viewBox="0 0 1354 774">
          <text:p text:style-name="P1"><text:span text:style-name="T1"/></text:p>
        </draw:connector>
        <draw:custom-shape draw:style-name="gr4" draw:text-style-name="P5" xml:id="id7" draw:id="id7" draw:layer="layout" svg:width="2.233cm" svg:height="1.608cm" svg:x="24.031cm" svg:y="10.526cm">
          <text:p text:style-name="P1"><text:span text:style-name="T4">Flies 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25.148cm" svg:y1="10.526cm" svg:x2="23.911cm" svg:y2="9.753cm" draw:start-shape="id7" draw:start-glue-point="4" draw:end-shape="id5" draw:end-glue-point="2" svg:d="M25148 10526v-386h-1237v-387" svg:viewBox="0 0 1238 774">
          <text:p text:style-name="P1"><text:span text:style-name="T1"/></text:p>
        </draw:connector>
        <draw:connector draw:style-name="gr5" draw:text-style-name="P6" draw:layer="layout" svg:x1="22.558cm" svg:y1="12.134cm" svg:x2="23.911cm" svg:y2="12.817cm" draw:start-shape="id6" draw:start-glue-point="6" draw:end-shape="id8" draw:end-glue-point="0" svg:d="M22558 12134v342h1353v341" svg:viewBox="0 0 1354 684">
          <text:p text:style-name="P1"><text:span text:style-name="T1"/></text:p>
        </draw:connector>
        <draw:connector draw:style-name="gr5" draw:text-style-name="P6" draw:layer="layout" svg:x1="25.148cm" svg:y1="12.134cm" svg:x2="23.911cm" svg:y2="12.817cm" draw:start-shape="id7" draw:start-glue-point="6" draw:end-shape="id8" draw:end-glue-point="0" svg:d="M25148 12134v342h-1237v341" svg:viewBox="0 0 1238 684">
          <text:p text:style-name="P1"><text:span text:style-name="T1"/></text:p>
        </draw:connector>
        <draw:custom-shape draw:style-name="gr6" draw:text-style-name="P7" xml:id="id9" draw:id="id9" draw:layer="layout" svg:width="2.233cm" svg:height="1.607cm" svg:x="6.615cm" svg:y="7.311cm">
          <text:p text:style-name="P1"><text:span text:style-name="T5">Booked fligh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7.746cm" svg:y1="6.596cm" svg:x2="7.732cm" svg:y2="7.311cm" draw:start-shape="id1" draw:start-glue-point="2" draw:end-shape="id9" draw:end-glue-point="4" svg:d="M7746 6596v357h-14v358" svg:viewBox="0 0 15 716">
          <text:p text:style-name="P1"><text:span text:style-name="T1"/></text:p>
        </draw:connector>
        <draw:connector draw:style-name="gr5" draw:text-style-name="P6" draw:layer="layout" svg:x1="7.732cm" svg:y1="8.918cm" svg:x2="7.717cm" svg:y2="9.512cm" draw:start-shape="id9" draw:start-glue-point="6" draw:end-shape="id10" draw:end-glue-point="0" svg:d="M7732 8918v297h-15v297" svg:viewBox="0 0 16 595">
          <text:p text:style-name="P1"><text:span text:style-name="T1"/></text:p>
        </draw:connector>
        <draw:custom-shape draw:style-name="gr4" draw:text-style-name="P7" xml:id="id13" draw:id="id13" draw:layer="layout" svg:width="2.233cm" svg:height="1.608cm" svg:x="6.615cm" svg:y="11.807cm">
          <text:p text:style-name="P1"><text:span text:style-name="T5">Travel grou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1" draw:id="id11" draw:layer="layout" svg:width="2.232cm" svg:height="1.608cm" svg:x="10.456cm" svg:y="9.574cm">
          <text:p text:style-name="P1"><text:span text:style-name="T5">Card us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9.445cm" svg:y1="10.376cm" svg:x2="10.456cm" svg:y2="10.378cm" draw:start-shape="id10" draw:start-glue-point="1" draw:end-shape="id11" draw:end-glue-point="5" svg:d="M9445 10376h505v2h506" svg:viewBox="0 0 1012 3">
          <text:p text:style-name="P1"><text:span text:style-name="T1"/></text:p>
        </draw:connector>
        <draw:connector draw:style-name="gr5" draw:text-style-name="P6" draw:layer="layout" svg:x1="12.688cm" svg:y1="10.378cm" svg:x2="13.699cm" svg:y2="12.015cm" draw:start-shape="id11" draw:start-glue-point="7" draw:end-shape="id12" draw:end-glue-point="3" svg:d="M12688 10378h506v1637h505" svg:viewBox="0 0 1012 1638">
          <text:p text:style-name="P1"><text:span text:style-name="T1"/></text:p>
        </draw:connector>
        <draw:connector draw:style-name="gr5" draw:text-style-name="P6" draw:layer="layout" svg:x1="7.717cm" svg:y1="11.241cm" svg:x2="7.732cm" svg:y2="11.807cm" draw:start-shape="id10" draw:start-glue-point="2" draw:end-shape="id13" draw:end-glue-point="4" svg:d="M7717 11241v283h15v283" svg:viewBox="0 0 16 567">
          <text:p text:style-name="P1"><text:span text:style-name="T1"/></text:p>
        </draw:connector>
        <draw:connector draw:style-name="gr5" draw:text-style-name="P6" draw:layer="layout" svg:x1="7.732cm" svg:y1="13.415cm" svg:x2="7.717cm" svg:y2="13.92cm" draw:start-shape="id13" draw:start-glue-point="6" draw:end-shape="id14" draw:end-glue-point="0" svg:d="M7732 13415v253h-15v252" svg:viewBox="0 0 16 506">
          <text:p text:style-name="P1"><text:span text:style-name="T1"/></text:p>
        </draw:connector>
        <draw:custom-shape draw:style-name="gr4" draw:text-style-name="P7" xml:id="id15" draw:id="id15" draw:layer="layout" svg:width="2.233cm" svg:height="1.608cm" svg:x="4.204cm" svg:y="11.807cm">
          <text:p text:style-name="P1"><text:span text:style-name="T5">Contact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5.321cm" svg:y1="11.807cm" svg:x2="5.99cm" svg:y2="10.376cm" draw:start-shape="id15" draw:start-glue-point="4" draw:end-shape="id10" draw:end-glue-point="3" svg:d="M5321 11807v-1431h669" svg:viewBox="0 0 670 1432">
          <text:p text:style-name="P1"><text:span text:style-name="T1"/></text:p>
        </draw:connector>
        <draw:connector draw:style-name="gr5" draw:text-style-name="P6" draw:layer="layout" svg:x1="5.321cm" svg:y1="13.415cm" svg:x2="6.064cm" svg:y2="17.863cm" draw:start-shape="id15" draw:start-glue-point="6" draw:end-shape="id16" draw:end-glue-point="3" svg:d="M5321 13415v4448h743" svg:viewBox="0 0 744 4449">
          <text:p text:style-name="P1"><text:span text:style-name="T1"/></text:p>
        </draw:connector>
        <draw:custom-shape draw:style-name="gr8" draw:text-style-name="P8" xml:id="id18" draw:id="id18" draw:layer="layout" svg:width="1.787cm" svg:height="0.8cm" svg:x="13.264cm" svg:y="1.9cm">
          <text:p text:style-name="P1"><text:span text:style-name="T6">da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9" draw:layer="layout" draw:type="line" svg:x1="14.691cm" svg:y1="3.7cm" svg:x2="14.158cm" svg:y2="2.7cm" draw:start-shape="id17" draw:start-glue-point="0" draw:end-shape="id18" draw:end-glue-point="8" svg:d="M14691 3700l-533-1000" svg:viewBox="0 0 534 1001">
          <text:p text:style-name="P1"><text:span text:style-name="T1"/></text:p>
        </draw:connector>
        <draw:custom-shape draw:style-name="gr10" draw:text-style-name="P10" xml:id="id19" draw:id="id19" draw:layer="layout" svg:width="1.535cm" svg:height="0.7cm" svg:x="12.329cm" svg:y="2.6cm">
          <text:p text:style-name="P1"><text:span text:style-name="T7">factor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9" draw:text-style-name="P9" draw:layer="layout" draw:type="line" svg:x1="14.691cm" svg:y1="3.7cm" svg:x2="13.097cm" svg:y2="3.3cm" draw:start-shape="id17" draw:start-glue-point="0" draw:end-shape="id19" draw:end-glue-point="8" svg:d="M14691 3700l-1594-400" svg:viewBox="0 0 1595 401">
          <text:p text:style-name="P1"><text:span text:style-name="T1"/></text:p>
        </draw:connector>
        <draw:connector draw:style-name="gr9" draw:text-style-name="P9" draw:layer="layout" draw:type="line" svg:x1="15.873cm" svg:y1="8.084cm" svg:x2="17.511cm" svg:y2="7.878cm" draw:start-shape="id3" draw:start-glue-point="0" draw:end-shape="id20" draw:end-glue-point="6" svg:d="M15873 8084l1638-206" svg:viewBox="0 0 1639 207">
          <text:p text:style-name="P1"><text:span text:style-name="T1"/></text:p>
        </draw:connector>
        <draw:custom-shape draw:style-name="gr11" draw:text-style-name="P8" xml:id="id20" draw:id="id20" draw:layer="layout" svg:width="1.787cm" svg:height="0.893cm" svg:x="17.511cm" svg:y="7.431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5.873cm" svg:y1="8.084cm" svg:x2="16.564cm" svg:y2="6.743cm" draw:start-shape="id3" draw:start-glue-point="0" draw:end-shape="id21" draw:end-glue-point="6" svg:d="M15873 8084l691-1341" svg:viewBox="0 0 692 1342">
          <text:p text:style-name="P1"><text:span text:style-name="T1"/></text:p>
        </draw:connector>
        <draw:custom-shape draw:style-name="gr12" draw:text-style-name="P10" xml:id="id21" draw:id="id21" draw:layer="layout" svg:width="2.6cm" svg:height="1.285cm" svg:x="16.564cm" svg:y="6.1cm">
          <text:p text:style-name="P1"><text:span text:style-name="T7">departure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22" draw:id="id22" draw:layer="layout" svg:width="1.787cm" svg:height="0.9cm" svg:x="14.777cm" svg:y="2.5cm">
          <text:p text:style-name="P11"><text:span text:style-name="T6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4.691cm" svg:y1="3.7cm" svg:x2="15.038cm" svg:y2="3.269cm" draw:start-shape="id17" draw:start-glue-point="0" draw:end-shape="id22" draw:end-glue-point="7" svg:d="M14691 3700l347-431" svg:viewBox="0 0 348 432">
          <text:p text:style-name="P1"><text:span text:style-name="T1"/></text:p>
        </draw:connector>
        <draw:connector draw:style-name="gr9" draw:text-style-name="P9" draw:layer="layout" draw:type="line" svg:x1="20.691cm" svg:y1="3.772cm" svg:x2="21.864cm" svg:y2="3.5cm" draw:start-shape="id23" draw:end-shape="id24" draw:end-glue-point="8" svg:d="M20691 3772l1173-272" svg:viewBox="0 0 1174 273">
          <text:p text:style-name="P1"><text:span text:style-name="T1"/></text:p>
        </draw:connector>
        <draw:custom-shape draw:style-name="gr14" draw:text-style-name="P8" xml:id="id25" draw:id="id25" draw:layer="layout" svg:width="1.786cm" svg:height="0.894cm" svg:x="23.763cm" svg:y="6.537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4.656cm" svg:y1="7.431cm" svg:x2="23.911cm" svg:y2="8.025cm" draw:start-shape="id25" draw:start-glue-point="8" draw:end-shape="id5" draw:end-glue-point="0" svg:d="M24656 7431l-745 594" svg:viewBox="0 0 746 595">
          <text:p text:style-name="P1"><text:span text:style-name="T1"/></text:p>
        </draw:connector>
        <draw:custom-shape draw:style-name="gr15" draw:text-style-name="P8" xml:id="id26" draw:id="id26" draw:layer="layout" svg:width="1.786cm" svg:height="0.893cm" svg:x="20.964cm" svg:y="14.707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1.857cm" svg:y1="14.707cm" svg:x2="22.183cm" svg:y2="13.681cm" draw:start-shape="id26" draw:start-glue-point="4" draw:end-shape="id8" draw:end-glue-point="3" svg:d="M21857 14707l326-1026" svg:viewBox="0 0 327 1027">
          <text:p text:style-name="P1"><text:span text:style-name="T1"/></text:p>
        </draw:connector>
        <draw:custom-shape draw:style-name="gr15" draw:text-style-name="P12" xml:id="id27" draw:id="id27" draw:layer="layout" svg:width="1.786cm" svg:height="0.893cm" svg:x="22.778cm" svg:y="15cm">
          <text:p text:style-name="P1"><text:span text:style-name="T8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3.671cm" svg:y1="15cm" svg:x2="22.183cm" svg:y2="13.681cm" draw:start-shape="id27" draw:start-glue-point="4" draw:end-shape="id8" draw:end-glue-point="3" svg:d="M23671 15000l-1488-1319" svg:viewBox="0 0 1489 1320">
          <text:p text:style-name="P1"><text:span text:style-name="T1"/></text:p>
        </draw:connector>
        <draw:custom-shape draw:style-name="gr11" draw:text-style-name="P8" xml:id="id28" draw:id="id28" draw:layer="layout" svg:width="1.787cm" svg:height="0.893cm" svg:x="5.364cm" svg:y="3.407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6.89cm" svg:y1="4.17cm" svg:x2="6.019cm" svg:y2="5.732cm" draw:start-shape="id28" draw:start-glue-point="9" draw:end-shape="id1" draw:end-glue-point="3" svg:d="M6890 4170l-871 1562" svg:viewBox="0 0 872 1563">
          <text:p text:style-name="P1"><text:span text:style-name="T1"/></text:p>
        </draw:connector>
        <draw:connector draw:style-name="gr9" draw:text-style-name="P9" draw:layer="layout" draw:type="line" svg:x1="9.508cm" svg:y1="3.864cm" svg:x2="6.019cm" svg:y2="5.732cm" draw:start-shape="id29" draw:start-glue-point="10" draw:end-shape="id1" draw:end-glue-point="3" svg:d="M9508 3864l-3489 1868" svg:viewBox="0 0 3490 1869">
          <text:p text:style-name="P1"><text:span text:style-name="T1"/></text:p>
        </draw:connector>
        <draw:custom-shape draw:style-name="gr16" draw:text-style-name="P10" xml:id="id30" draw:id="id30" draw:layer="layout" svg:width="1.429cm" svg:height="0.714cm" svg:x="3.835cm" svg:y="4.486cm">
          <text:p text:style-name="P1"><text:span text:style-name="T7">w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5.264cm" svg:y1="4.843cm" svg:x2="6.019cm" svg:y2="5.732cm" draw:start-shape="id30" draw:start-glue-point="10" draw:end-shape="id1" draw:end-glue-point="3" svg:d="M5264 4843l755 889" svg:viewBox="0 0 756 890">
          <text:p text:style-name="P1"><text:span text:style-name="T1"/></text:p>
        </draw:connector>
        <draw:custom-shape draw:style-name="gr17" draw:text-style-name="P10" xml:id="id31" draw:id="id31" draw:layer="layout" svg:width="2.143cm" svg:height="1.072cm" svg:x="21.564cm" svg:y="6.6cm">
          <text:p text:style-name="P1"><text:span text:style-name="T7"><text:s/></text:span><text:span text:style-name="T7">route 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2.636cm" svg:y1="7.672cm" svg:x2="23.911cm" svg:y2="8.025cm" draw:start-shape="id31" draw:start-glue-point="8" draw:end-shape="id5" svg:d="M22636 7672l1275 353" svg:viewBox="0 0 1276 354">
          <text:p text:style-name="P1"><text:span text:style-name="T1"/></text:p>
        </draw:connector>
        <draw:custom-shape draw:style-name="gr18" draw:text-style-name="P10" xml:id="id32" draw:id="id32" draw:layer="layout" svg:width="2.322cm" svg:height="1.161cm" svg:x="3.668cm" svg:y="8.234cm">
          <text:p text:style-name="P1"><text:span text:style-name="T7">payed 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5.99cm" svg:y1="10.376cm" svg:x2="5.65cm" svg:y2="9.225cm" draw:start-shape="id10" draw:start-glue-point="3" draw:end-shape="id32" draw:end-glue-point="9" svg:d="M5990 10376l-340-1151" svg:viewBox="0 0 341 1152">
          <text:p text:style-name="P1"><text:span text:style-name="T1"/></text:p>
        </draw:connector>
        <draw:custom-shape draw:style-name="gr14" draw:text-style-name="P8" xml:id="id33" draw:id="id33" draw:layer="layout" svg:width="1.786cm" svg:height="0.894cm" svg:x="3.4cm" svg:y="9.395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5.186cm" svg:y1="9.842cm" svg:x2="5.99cm" svg:y2="10.376cm" draw:start-shape="id33" draw:start-glue-point="10" draw:end-shape="id10" draw:end-glue-point="3" svg:d="M5186 9842l804 534" svg:viewBox="0 0 805 535">
          <text:p text:style-name="P1"><text:span text:style-name="T1"/></text:p>
        </draw:connector>
        <draw:custom-shape draw:style-name="gr15" draw:text-style-name="P8" xml:id="id34" draw:id="id34" draw:layer="layout" svg:width="1.786cm" svg:height="0.893cm" svg:x="10.277cm" svg:y="13.415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9.445cm" svg:y1="14.783cm" svg:x2="10.277cm" svg:y2="13.862cm" draw:start-shape="id14" draw:start-glue-point="1" draw:end-shape="id34" draw:end-glue-point="6" svg:d="M9445 14783l832-921" svg:viewBox="0 0 833 922">
          <text:p text:style-name="P1"><text:span text:style-name="T1"/></text:p>
        </draw:connector>
        <draw:custom-shape draw:style-name="gr19" draw:text-style-name="P14" draw:layer="layout" svg:width="2.501cm" svg:height="1.251cm" svg:x="10.098cm" svg:y="13.236cm">
          <text:p text:style-name="P13"><text:span text:style-name="T9">ticket </text:span></text:p>
          <text:p text:style-name="P13"><text:span text:style-name="T9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35" draw:id="id35" draw:layer="layout" svg:width="2.323cm" svg:height="1.161cm" svg:x="13.849cm" svg:y="13.325cm">
          <text:p text:style-name="P1"><text:span text:style-name="T10">credit card </text:span></text:p>
          <text:p text:style-name="P1"><text:span text:style-name="T10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5.426cm" svg:y1="12.879cm" svg:x2="15.011cm" svg:y2="13.325cm" draw:start-shape="id12" draw:start-glue-point="2" draw:end-shape="id35" draw:end-glue-point="4" svg:d="M15426 12879l-415 446" svg:viewBox="0 0 416 447">
          <text:p text:style-name="P1"><text:span text:style-name="T1"/></text:p>
        </draw:connector>
        <draw:custom-shape draw:style-name="gr15" draw:text-style-name="P12" xml:id="id36" draw:id="id36" draw:layer="layout" svg:width="1.786cm" svg:height="0.893cm" svg:x="16.261cm" svg:y="13.057cm">
          <text:p text:style-name="P1"><text:span text:style-name="T8">ho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5.426cm" svg:y1="12.879cm" svg:x2="17.154cm" svg:y2="13.057cm" draw:start-shape="id12" draw:start-glue-point="2" draw:end-shape="id36" draw:end-glue-point="4" svg:d="M15426 12879l1728 178" svg:viewBox="0 0 1729 179">
          <text:p text:style-name="P1"><text:span text:style-name="T1"/></text:p>
        </draw:connector>
        <draw:custom-shape draw:style-name="gr21" draw:text-style-name="P8" xml:id="id37" draw:id="id37" draw:layer="layout" svg:width="1.965cm" svg:height="0.982cm" svg:x="16.364cm" svg:y="16.318cm">
          <text:p text:style-name="P1"><text:span text:style-name="T6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9" draw:id="id39" draw:layer="layout" svg:width="1.786cm" svg:height="0.893cm" svg:x="14.464cm" svg:y="16.607cm">
          <text:p text:style-name="P1"><text:span text:style-name="T8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6.364cm" svg:y1="16.809cm" svg:x2="16.858cm" svg:y2="15.498cm" draw:start-shape="id37" draw:start-glue-point="6" draw:end-shape="id38" draw:end-glue-point="1" svg:d="M16364 16809l494-1311" svg:viewBox="0 0 495 1312">
          <text:p text:style-name="P1"><text:span text:style-name="T1"/></text:p>
        </draw:connector>
        <draw:connector draw:style-name="gr9" draw:text-style-name="P9" draw:layer="layout" draw:type="line" svg:x1="15.357cm" svg:y1="16.607cm" svg:x2="15.487cm" svg:y2="16.183cm" draw:start-shape="id39" draw:start-glue-point="4" draw:end-shape="id38" svg:d="M15357 16607l130-424" svg:viewBox="0 0 131 425">
          <text:p text:style-name="P1"><text:span text:style-name="T1"/></text:p>
        </draw:connector>
        <draw:custom-shape draw:style-name="gr22" draw:text-style-name="P7" xml:id="id40" draw:id="id40" draw:layer="layout" svg:width="2.232cm" svg:height="1.607cm" svg:x="10.456cm" svg:y="14.576cm">
          <text:p text:style-name="P1"><text:span text:style-name="T5">Identit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9.445cm" svg:y1="14.783cm" svg:x2="10.456cm" svg:y2="15.379cm" draw:start-shape="id14" draw:start-glue-point="1" draw:end-shape="id40" draw:end-glue-point="5" svg:d="M9445 14783h505v596h506" svg:viewBox="0 0 1012 597">
          <text:p text:style-name="P1"><text:span text:style-name="T1"/></text:p>
        </draw:connector>
        <draw:connector draw:style-name="gr5" draw:text-style-name="P6" draw:layer="layout" svg:x1="12.688cm" svg:y1="15.379cm" svg:x2="14.117cm" svg:y2="15.498cm" draw:start-shape="id40" draw:start-glue-point="7" draw:end-shape="id38" draw:end-glue-point="3" svg:d="M12688 15379h715v119h714" svg:viewBox="0 0 1430 120">
          <text:p text:style-name="P1"><text:span text:style-name="T1"/></text:p>
        </draw:connector>
        <draw:frame draw:style-name="gr23" draw:text-style-name="P16" draw:layer="layout" svg:width="0.68cm" svg:height="0.618cm" svg:x="13.314cm" svg:y="14.761cm">
          <draw:text-box>
            <text:p><text:span text:style-name="T4">1</text:span></text:p>
          </draw:text-box>
        </draw:frame>
        <draw:frame draw:style-name="gr24" draw:text-style-name="P16" draw:layer="layout" svg:width="0.731cm" svg:height="0.618cm" svg:x="10.009cm" svg:y="14.754cm">
          <draw:text-box>
            <text:p><text:span text:style-name="T4">N</text:span></text:p>
          </draw:text-box>
        </draw:frame>
        <draw:frame draw:style-name="gr23" draw:text-style-name="P16" draw:layer="layout" svg:width="0.68cm" svg:height="0.618cm" svg:x="7.671cm" svg:y="11.278cm">
          <draw:text-box>
            <text:p><text:span text:style-name="T4">1</text:span></text:p>
          </draw:text-box>
        </draw:frame>
        <draw:frame draw:style-name="gr23" draw:text-style-name="P16" draw:layer="layout" svg:width="0.68cm" svg:height="0.618cm" svg:x="13.314cm" svg:y="14.761cm">
          <draw:text-box>
            <text:p><text:span text:style-name="T4">1</text:span></text:p>
          </draw:text-box>
        </draw:frame>
        <draw:frame draw:style-name="gr25" draw:text-style-name="P16" draw:layer="layout" svg:width="0.731cm" svg:height="0.618cm" svg:x="7.704cm" svg:y="13.325cm">
          <draw:text-box>
            <text:p><text:span text:style-name="T4">N</text:span></text:p>
          </draw:text-box>
        </draw:frame>
        <draw:frame draw:style-name="gr23" draw:text-style-name="P16" draw:layer="layout" svg:width="0.68cm" svg:height="0.618cm" svg:x="5.186cm" svg:y="11.1cm">
          <draw:text-box>
            <text:p><text:span text:style-name="T4">1</text:span></text:p>
          </draw:text-box>
        </draw:frame>
        <draw:frame draw:style-name="gr23" draw:text-style-name="P16" draw:layer="layout" svg:width="0.68cm" svg:height="0.618cm" svg:x="5.17cm" svg:y="13.422cm">
          <draw:text-box>
            <text:p><text:span text:style-name="T4">1</text:span></text:p>
          </draw:text-box>
        </draw:frame>
        <draw:frame draw:style-name="gr24" draw:text-style-name="P16" draw:layer="layout" svg:width="0.731cm" svg:height="0.618cm" svg:x="9.741cm" svg:y="9.76cm">
          <draw:text-box>
            <text:p><text:span text:style-name="T4">N</text:span></text:p>
          </draw:text-box>
        </draw:frame>
        <draw:frame draw:style-name="gr23" draw:text-style-name="P16" draw:layer="layout" svg:width="0.68cm" svg:height="0.618cm" svg:x="12.599cm" svg:y="9.849cm">
          <draw:text-box>
            <text:p><text:span text:style-name="T4">1</text:span></text:p>
          </draw:text-box>
        </draw:frame>
        <draw:frame draw:style-name="gr23" draw:text-style-name="P16" draw:layer="layout" svg:width="0.68cm" svg:height="0.618cm" svg:x="7.582cm" svg:y="6.716cm">
          <draw:text-box>
            <text:p><text:span text:style-name="T4">1</text:span></text:p>
          </draw:text-box>
        </draw:frame>
        <draw:frame draw:style-name="gr25" draw:text-style-name="P16" draw:layer="layout" svg:width="0.731cm" svg:height="0.618cm" svg:x="7.615cm" svg:y="8.86cm">
          <draw:text-box>
            <text:p><text:span text:style-name="T4">N</text:span></text:p>
          </draw:text-box>
        </draw:frame>
        <draw:frame draw:style-name="gr23" draw:text-style-name="P16" draw:layer="layout" svg:width="0.68cm" svg:height="0.618cm" svg:x="12.778cm" svg:y="6.723cm">
          <draw:text-box>
            <text:p><text:span text:style-name="T4">1</text:span></text:p>
          </draw:text-box>
        </draw:frame>
        <draw:frame draw:style-name="gr24" draw:text-style-name="P16" draw:layer="layout" svg:width="0.731cm" svg:height="0.618cm" svg:x="10.009cm" svg:y="6.716cm">
          <draw:text-box>
            <text:p><text:span text:style-name="T4">N</text:span></text:p>
          </draw:text-box>
        </draw:frame>
        <draw:frame draw:style-name="gr23" draw:text-style-name="P16" draw:layer="layout" svg:width="0.68cm" svg:height="0.618cm" svg:x="18.031cm" svg:y="8.331cm">
          <draw:text-box>
            <text:p><text:span text:style-name="T4">1</text:span></text:p>
          </draw:text-box>
        </draw:frame>
        <draw:frame draw:style-name="gr25" draw:text-style-name="P16" draw:layer="layout" svg:width="0.731cm" svg:height="0.618cm" svg:x="20.727cm" svg:y="8.331cm">
          <draw:text-box>
            <text:p><text:span text:style-name="T4">N</text:span></text:p>
          </draw:text-box>
        </draw:frame>
        <draw:frame draw:style-name="gr24" draw:text-style-name="P16" draw:layer="layout" svg:width="0.731cm" svg:height="0.618cm" svg:x="21.977cm" svg:y="9.938cm">
          <draw:text-box>
            <text:p><text:span text:style-name="T4">N</text:span></text:p>
          </draw:text-box>
        </draw:frame>
        <draw:frame draw:style-name="gr25" draw:text-style-name="P16" draw:layer="layout" svg:width="0.731cm" svg:height="0.618cm" svg:x="25.031cm" svg:y="10.021cm">
          <draw:text-box>
            <text:p><text:span text:style-name="T4">N</text:span></text:p>
          </draw:text-box>
        </draw:frame>
        <draw:frame draw:style-name="gr23" draw:text-style-name="P16" draw:layer="layout" svg:width="0.68cm" svg:height="0.618cm" svg:x="22.05cm" svg:y="11.896cm">
          <draw:text-box>
            <text:p><text:span text:style-name="T4">1</text:span></text:p>
          </draw:text-box>
        </draw:frame>
        <draw:frame draw:style-name="gr23" draw:text-style-name="P16" draw:layer="layout" svg:width="0.68cm" svg:height="0.618cm" svg:x="25.103cm" svg:y="11.903cm">
          <draw:text-box>
            <text:p><text:span text:style-name="T4">1</text:span></text:p>
          </draw:text-box>
        </draw:frame>
        <draw:connector draw:style-name="gr5" draw:text-style-name="P6" draw:layer="layout" svg:x1="7.717cm" svg:y1="15.647cm" svg:x2="6.065cm" svg:y2="17.863cm" draw:start-shape="id14" draw:start-glue-point="2" svg:d="M7717 15647v1358h-1652v858" svg:viewBox="0 0 1653 2217">
          <text:p text:style-name="P1"><text:span text:style-name="T1"/></text:p>
        </draw:connector>
        <draw:frame draw:style-name="gr26" draw:text-style-name="P17" draw:layer="layout" svg:width="0.858cm" svg:height="0.806cm" svg:x="7.264cm" svg:y="15.994cm">
          <draw:text-box>
            <text:p><text:span text:style-name="T1">U</text:span></text:p>
          </draw:text-box>
        </draw:frame>
        <draw:custom-shape draw:style-name="gr27" draw:text-style-name="P14" xml:id="id41" draw:id="id41" draw:layer="layout" svg:width="1.6cm" svg:height="0.7cm" svg:x="9.864cm" svg:y="17cm">
          <text:p text:style-name="P13"><text:span text:style-name="T9">e-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42" draw:id="id42" draw:layer="layout" svg:width="1.6cm" svg:height="0.8cm" svg:x="9.864cm" svg:y="18cm">
          <text:p text:style-name="P13"><text:span text:style-name="T8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9.864cm" svg:y1="17.35cm" svg:x2="9.519cm" svg:y2="17.863cm" draw:start-shape="id41" draw:start-glue-point="6" draw:end-shape="id16" draw:end-glue-point="1" svg:d="M9864 17350h-173v513h-172" svg:viewBox="0 0 346 514">
          <text:p/>
        </draw:connector>
        <draw:connector draw:style-name="gr5" draw:text-style-name="P6" draw:layer="layout" draw:line-skew="0.702cm -0.727cm" svg:x1="9.864cm" svg:y1="18.4cm" svg:x2="7.791cm" svg:y2="18.727cm" draw:start-shape="id42" draw:start-glue-point="6" draw:end-shape="id16" draw:end-glue-point="2" svg:d="M9864 18400h-3600v175h1527v152" svg:viewBox="0 0 3601 328">
          <text:p/>
        </draw:connector>
        <draw:custom-shape draw:style-name="gr3" draw:text-style-name="P4" xml:id="id16" draw:id="id16" draw:layer="layout" svg:width="3.455cm" svg:height="1.727cm" svg:x="6.064cm" svg:y="17cm">
          <text:p text:style-name="P1"><text:span text:style-name="T3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455cm" svg:height="1.728cm" svg:x="12.964cm" svg:y="3.7cm">
          <text:p text:style-name="P1"><text:span text:style-name="T9">Weekday f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455cm" svg:height="1.728cm" svg:x="18.964cm" svg:y="3.772cm">
          <text:p text:style-name="P1"><text:span text:style-name="T9">Profit fa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43" draw:id="id43" draw:layer="layout" svg:width="1.787cm" svg:height="0.893cm" svg:x="18.964cm" svg:y="2.6cm">
          <text:p text:style-name="P11"><text:span text:style-name="T6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9.858cm" svg:y1="3.493cm" svg:x2="20.691cm" svg:y2="3.772cm" draw:start-shape="id43" draw:start-glue-point="8" draw:end-shape="id23" draw:end-glue-point="0" svg:d="M19858 3493l833 279" svg:viewBox="0 0 834 280">
          <text:p/>
        </draw:connector>
        <draw:custom-shape draw:style-name="gr29" draw:text-style-name="P10" xml:id="id24" draw:id="id24" draw:layer="layout" svg:width="1.8cm" svg:height="0.8cm" svg:x="20.964cm" svg:y="2.7cm">
          <text:p text:style-name="P1"><text:span text:style-name="T7">f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44" draw:id="id44" draw:layer="layout" svg:width="1.787cm" svg:height="0.893cm" svg:x="25.364cm" svg:y="7.107cm">
          <text:p text:style-name="P13"><text:span text:style-name="T8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25.364cm" svg:y1="7.554cm" svg:x2="23.912cm" svg:y2="8.025cm" draw:start-shape="id44" draw:start-glue-point="6" svg:d="M25364 7554l-1452 471" svg:viewBox="0 0 1453 472">
          <text:p/>
        </draw:connector>
        <draw:custom-shape draw:style-name="gr8" draw:text-style-name="P12" xml:id="id45" draw:id="id45" draw:layer="layout" svg:width="1.787cm" svg:height="0.8cm" svg:x="14.477cm" svg:y="6.5cm">
          <text:p text:style-name="P13"><text:span text:style-name="T11">week da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9" draw:layer="layout" draw:type="line" svg:x1="15.873cm" svg:y1="8.084cm" svg:x2="15.371cm" svg:y2="7.3cm" draw:end-shape="id45" draw:end-glue-point="8" svg:d="M15873 8084l-502-784" svg:viewBox="0 0 503 785">
          <text:p/>
        </draw:connector>
        <draw:custom-shape draw:style-name="gr30" draw:text-style-name="P4" xml:id="id1" draw:id="id1" draw:layer="layout" svg:width="3.454cm" svg:height="1.728cm" svg:x="6.019cm" svg:y="4.868cm">
          <text:p text:style-name="P1"><text:span text:style-name="T3">Flight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29" draw:id="id29" draw:layer="layout" svg:width="2.144cm" svg:height="1.072cm" svg:x="7.364cm" svg:y="3.328cm">
          <text:p text:style-name="P1"><text:span text:style-name="T7">free s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46" draw:id="id46" draw:layer="layout" svg:width="1.786cm" svg:height="0.893cm" svg:x="8.564cm" svg:y="12.8cm">
          <text:p text:style-name="P1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9.445cm" svg:y1="14.783cm" svg:x2="9.457cm" svg:y2="13.693cm" draw:start-shape="id14" draw:start-glue-point="1" draw:end-shape="id46" draw:end-glue-point="8" svg:d="M9445 14783l12-1090" svg:viewBox="0 0 13 1091">
          <text:p/>
        </draw:connector>
        <draw:custom-shape draw:style-name="gr32" draw:text-style-name="P4" xml:id="id38" draw:id="id38" draw:layer="layout" svg:width="2.741cm" svg:height="1.37cm" svg:x="14.117cm" svg:y="14.813cm">
          <text:p text:style-name="P1"><text:span text:style-name="T3">Passport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8" draw:id="id8" draw:layer="layout" svg:width="3.456cm" svg:height="1.728cm" svg:x="22.183cm" svg:y="12.817cm">
          <text:p text:style-name="P1"><text:span text:style-name="T1">Airpor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4:03:57.110479662</meta:creation-date>
    <dc:date>2016-05-19T14:26:06.455424140</dc:date>
    <meta:editing-duration>PT20M11S</meta:editing-duration>
    <meta:editing-cycles>4</meta:editing-cycles>
    <meta:generator>LibreOffice/5.0.3.2$Linux_X86_64 LibreOffice_project/00m0$Build-2</meta:generator>
    <meta:document-statistic meta:object-count="112"/>
  </office:meta>
</office:document-meta>
</file>